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9"><text:soft-page-break/>Sat 11/5/16 <text:s/><text:span text:style-name="T1">4 miles</text:span></text:p>
      <text:p text:style-name="P9">½ mile to indoor track</text:p>
      <text:p text:style-name="P9">2 miles on the track with no shoes: 8:59 + 8:24, the last ½ mile 4:03</text:p>
      <text:p text:style-name="P9">rested 5 minutes</text:p>
      <text:p text:style-name="P9">1 mile walk/run in 11:55. <text:s/>I walked ¼ mile, ran ¼ mile and repeated.</text:p>
      <text:p text:style-name="P9">½ mile j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05T11:47:05.73</dc:date>
    <dc:creator>James Lombardi</dc:creator>
    <meta:editing-duration>PT9H32M5S</meta:editing-duration>
    <meta:editing-cycles>43</meta:editing-cycles>
    <meta:generator>OpenOffice/4.1.2$Win32 OpenOffice.org_project/412m3$Build-9782</meta:generator>
    <meta:document-statistic meta:table-count="0" meta:image-count="0" meta:object-count="0" meta:page-count="5" meta:paragraph-count="150" meta:word-count="1359" meta:character-count="6515"/>
  </office:meta>
</office:document-meta>
</file>